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 calcext:value-type="string">
            <text:p>Megye</text:p>
          </table:table-cell>
          <table:table-cell office:value-type="string" calcext:value-type="string">
            <text:p>Populacio</text:p>
          </table:table-cell>
          <table:table-cell office:value-type="string" calcext:value-type="string">
            <text:p>Egesz Resz</text:p>
          </table:table-cell>
          <table:table-cell office:value-type="string" calcext:value-type="string">
            <text:p>Tort Resz</text:p>
          </table:table-cell>
          <table:table-cell office:value-type="string" calcext:value-type="string">
            <text:p>direkt valtoztatas</text:p>
          </table:table-cell>
          <table:table-cell office:value-type="string" calcext:value-type="string">
            <text:p>maradek hozzadas</text:p>
          </table:table-cell>
          <table:table-cell office:value-type="string" calcext:value-type="string">
            <text:p>osszes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ba</text:p>
          </table:table-cell>
          <table:table-cell office:value-type="float" office:value="382537" calcext:value-type="float">
            <text:p>382537</text:p>
          </table:table-cell>
          <table:table-cell office:value-type="float" office:value="2" calcext:value-type="float">
            <text:p>2</text:p>
          </table:table-cell>
          <table:table-cell office:value-type="float" office:value="0.0604184632803" calcext:value-type="float">
            <text:p>0.06041846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ad</text:p>
          </table:table-cell>
          <table:table-cell office:value-type="float" office:value="475216" calcext:value-type="float">
            <text:p>475216</text:p>
          </table:table-cell>
          <table:table-cell office:value-type="float" office:value="2" calcext:value-type="float">
            <text:p>2</text:p>
          </table:table-cell>
          <table:table-cell office:value-type="float" office:value="0.559605529521" calcext:value-type="float">
            <text:p>0.55960552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es</text:p>
          </table:table-cell>
          <table:table-cell office:value-type="float" office:value="649014" calcext:value-type="float">
            <text:p>649014</text:p>
          </table:table-cell>
          <table:table-cell office:value-type="float" office:value="3" calcext:value-type="float">
            <text:p>3</text:p>
          </table:table-cell>
          <table:table-cell office:value-type="float" office:value="0.495715260295" calcext:value-type="float">
            <text:p>0.49571526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au</text:p>
          </table:table-cell>
          <table:table-cell office:value-type="float" office:value="748043" calcext:value-type="float">
            <text:p>748043</text:p>
          </table:table-cell>
          <table:table-cell office:value-type="float" office:value="4" calcext:value-type="float">
            <text:p>4</text:p>
          </table:table-cell>
          <table:table-cell office:value-type="float" office:value="0.0291046579222" calcext:value-type="float">
            <text:p>0.029104657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hor</text:p>
          </table:table-cell>
          <table:table-cell office:value-type="float" office:value="620531" calcext:value-type="float">
            <text:p>620531</text:p>
          </table:table-cell>
          <table:table-cell office:value-type="float" office:value="3" calcext:value-type="float">
            <text:p>3</text:p>
          </table:table-cell>
          <table:table-cell office:value-type="float" office:value="0.342300298893" calcext:value-type="float">
            <text:p>0.342300298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strita-Nasaud</text:p>
          </table:table-cell>
          <table:table-cell office:value-type="float" office:value="329471" calcext:value-type="float">
            <text:p>329471</text:p>
          </table:table-cell>
          <table:table-cell office:value-type="float" office:value="1" calcext:value-type="float">
            <text:p>1</text:p>
          </table:table-cell>
          <table:table-cell office:value-type="float" office:value="0.774594696762" calcext:value-type="float">
            <text:p>0.77459469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osani</text:p>
          </table:table-cell>
          <table:table-cell office:value-type="float" office:value="458620" calcext:value-type="float">
            <text:p>458620</text:p>
          </table:table-cell>
          <table:table-cell office:value-type="float" office:value="2" calcext:value-type="float">
            <text:p>2</text:p>
          </table:table-cell>
          <table:table-cell office:value-type="float" office:value="0.470216255237" calcext:value-type="float">
            <text:p>0.47021625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sov</text:p>
          </table:table-cell>
          <table:table-cell office:value-type="float" office:value="630151" calcext:value-type="float">
            <text:p>630151</text:p>
          </table:table-cell>
          <table:table-cell office:value-type="float" office:value="3" calcext:value-type="float">
            <text:p>3</text:p>
          </table:table-cell>
          <table:table-cell office:value-type="float" office:value="0.394115484396" calcext:value-type="float">
            <text:p>0.394115484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ila</text:p>
          </table:table-cell>
          <table:table-cell office:value-type="float" office:value="359721" calcext:value-type="float">
            <text:p>359721</text:p>
          </table:table-cell>
          <table:table-cell office:value-type="float" office:value="1" calcext:value-type="float">
            <text:p>1</text:p>
          </table:table-cell>
          <table:table-cell office:value-type="float" office:value="0.937527062819" calcext:value-type="float">
            <text:p>0.93752706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zau</text:p>
          </table:table-cell>
          <table:table-cell office:value-type="float" office:value="482716" calcext:value-type="float">
            <text:p>482716</text:p>
          </table:table-cell>
          <table:table-cell office:value-type="float" office:value="2" calcext:value-type="float">
            <text:p>2</text:p>
          </table:table-cell>
          <table:table-cell office:value-type="float" office:value="0.600001983915" calcext:value-type="float">
            <text:p>0.60000198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as-Severin</text:p>
          </table:table-cell>
          <table:table-cell office:value-type="float" office:value="331092" calcext:value-type="float">
            <text:p>331092</text:p>
          </table:table-cell>
          <table:table-cell office:value-type="float" office:value="1" calcext:value-type="float">
            <text:p>1</text:p>
          </table:table-cell>
          <table:table-cell office:value-type="float" office:value="0.783325717106" calcext:value-type="float">
            <text:p>0.7833257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j</text:p>
          </table:table-cell>
          <table:table-cell office:value-type="float" office:value="720722" calcext:value-type="float">
            <text:p>720722</text:p>
          </table:table-cell>
          <table:table-cell office:value-type="float" office:value="3" calcext:value-type="float">
            <text:p>3</text:p>
          </table:table-cell>
          <table:table-cell office:value-type="float" office:value="0.881948453855" calcext:value-type="float">
            <text:p>0.88194845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tanta</text:p>
          </table:table-cell>
          <table:table-cell office:value-type="float" office:value="770465" calcext:value-type="float">
            <text:p>770465</text:p>
          </table:table-cell>
          <table:table-cell office:value-type="float" office:value="4" calcext:value-type="float">
            <text:p>4</text:p>
          </table:table-cell>
          <table:table-cell office:value-type="float" office:value="0.149873897979" calcext:value-type="float">
            <text:p>0.14987389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vasna</text:p>
          </table:table-cell>
          <table:table-cell office:value-type="float" office:value="229319" calcext:value-type="float">
            <text:p>229319</text:p>
          </table:table-cell>
          <table:table-cell office:value-type="float" office:value="1" calcext:value-type="float">
            <text:p>1</text:p>
          </table:table-cell>
          <table:table-cell office:value-type="float" office:value="0.235156603364" calcext:value-type="float">
            <text:p>0.23515660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mbovita</text:p>
          </table:table-cell>
          <table:table-cell office:value-type="float" office:value="530745" calcext:value-type="float">
            <text:p>530745</text:p>
          </table:table-cell>
          <table:table-cell office:value-type="float" office:value="2" calcext:value-type="float">
            <text:p>2</text:p>
          </table:table-cell>
          <table:table-cell office:value-type="float" office:value="0.858695491661" calcext:value-type="float">
            <text:p>0.85869549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lj</text:p>
          </table:table-cell>
          <table:table-cell office:value-type="float" office:value="704097" calcext:value-type="float">
            <text:p>704097</text:p>
          </table:table-cell>
          <table:table-cell office:value-type="float" office:value="3" calcext:value-type="float">
            <text:p>3</text:p>
          </table:table-cell>
          <table:table-cell office:value-type="float" office:value="0.792402979948" calcext:value-type="float">
            <text:p>0.79240297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ati</text:p>
          </table:table-cell>
          <table:table-cell office:value-type="float" office:value="634412" calcext:value-type="float">
            <text:p>634412</text:p>
          </table:table-cell>
          <table:table-cell office:value-type="float" office:value="3" calcext:value-type="float">
            <text:p>3</text:p>
          </table:table-cell>
          <table:table-cell office:value-type="float" office:value="0.417066056686" calcext:value-type="float">
            <text:p>0.41706605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rj</text:p>
          </table:table-cell>
          <table:table-cell office:value-type="float" office:value="368786" calcext:value-type="float">
            <text:p>368786</text:p>
          </table:table-cell>
          <table:table-cell office:value-type="float" office:value="1" calcext:value-type="float">
            <text:p>1</text:p>
          </table:table-cell>
          <table:table-cell office:value-type="float" office:value="0.986352910697" calcext:value-type="float">
            <text:p>0.9863529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ghita</text:p>
          </table:table-cell>
          <table:table-cell office:value-type="float" office:value="334481" calcext:value-type="float">
            <text:p>334481</text:p>
          </table:table-cell>
          <table:table-cell office:value-type="float" office:value="1" calcext:value-type="float">
            <text:p>1</text:p>
          </table:table-cell>
          <table:table-cell office:value-type="float" office:value="0.801579528298" calcext:value-type="float">
            <text:p>0.8015795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nedoara</text:p>
          </table:table-cell>
          <table:table-cell office:value-type="float" office:value="473635" calcext:value-type="float">
            <text:p>473635</text:p>
          </table:table-cell>
          <table:table-cell office:value-type="float" office:value="2" calcext:value-type="float">
            <text:p>2</text:p>
          </table:table-cell>
          <table:table-cell office:value-type="float" office:value="0.551089956934" calcext:value-type="float">
            <text:p>0.55108995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alomita</text:p>
          </table:table-cell>
          <table:table-cell office:value-type="float" office:value="295481" calcext:value-type="float">
            <text:p>295481</text:p>
          </table:table-cell>
          <table:table-cell office:value-type="float" office:value="1" calcext:value-type="float">
            <text:p>1</text:p>
          </table:table-cell>
          <table:table-cell office:value-type="float" office:value="0.591517965448" calcext:value-type="float">
            <text:p>0.59151796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asi</text:p>
          </table:table-cell>
          <table:table-cell office:value-type="float" office:value="907979" calcext:value-type="float">
            <text:p>907979</text:p>
          </table:table-cell>
          <table:table-cell office:value-type="float" office:value="4" calcext:value-type="float">
            <text:p>4</text:p>
          </table:table-cell>
          <table:table-cell office:value-type="float" office:value="0.890550968588" calcext:value-type="float">
            <text:p>0.89055096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fov</text:p>
          </table:table-cell>
          <table:table-cell office:value-type="float" office:value="376536" calcext:value-type="float">
            <text:p>376536</text:p>
          </table:table-cell>
          <table:table-cell office:value-type="float" office:value="2" calcext:value-type="float">
            <text:p>2</text:p>
          </table:table-cell>
          <table:table-cell office:value-type="float" office:value="0.028095913571" calcext:value-type="float">
            <text:p>0.02809591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amures</text:p>
          </table:table-cell>
          <table:table-cell office:value-type="float" office:value="526952" calcext:value-type="float">
            <text:p>526952</text:p>
          </table:table-cell>
          <table:table-cell office:value-type="float" office:value="2" calcext:value-type="float">
            <text:p>2</text:p>
          </table:table-cell>
          <table:table-cell office:value-type="float" office:value="0.838265658126" calcext:value-type="float">
            <text:p>0.83826565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hedinti</text:p>
          </table:table-cell>
          <table:table-cell office:value-type="float" office:value="289080" calcext:value-type="float">
            <text:p>289080</text:p>
          </table:table-cell>
          <table:table-cell office:value-type="float" office:value="1" calcext:value-type="float">
            <text:p>1</text:p>
          </table:table-cell>
          <table:table-cell office:value-type="float" office:value="0.557040938171" calcext:value-type="float">
            <text:p>0.5570409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res</text:p>
          </table:table-cell>
          <table:table-cell office:value-type="float" office:value="597386" calcext:value-type="float">
            <text:p>597386</text:p>
          </table:table-cell>
          <table:table-cell office:value-type="float" office:value="3" calcext:value-type="float">
            <text:p>3</text:p>
          </table:table-cell>
          <table:table-cell office:value-type="float" office:value="0.217636840633" calcext:value-type="float">
            <text:p>0.21763684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amt</text:p>
          </table:table-cell>
          <table:table-cell office:value-type="float" office:value="579948" calcext:value-type="float">
            <text:p>579948</text:p>
          </table:table-cell>
          <table:table-cell office:value-type="float" office:value="3" calcext:value-type="float">
            <text:p>3</text:p>
          </table:table-cell>
          <table:table-cell office:value-type="float" office:value="0.123712391069" calcext:value-type="float">
            <text:p>0.12371239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lt</text:p>
          </table:table-cell>
          <table:table-cell office:value-type="float" office:value="454686" calcext:value-type="float">
            <text:p>454686</text:p>
          </table:table-cell>
          <table:table-cell office:value-type="float" office:value="2" calcext:value-type="float">
            <text:p>2</text:p>
          </table:table-cell>
          <table:table-cell office:value-type="float" office:value="0.449026968359" calcext:value-type="float">
            <text:p>0.44902696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ahova</text:p>
          </table:table-cell>
          <table:table-cell office:value-type="float" office:value="813759" calcext:value-type="float">
            <text:p>813759</text:p>
          </table:table-cell>
          <table:table-cell office:value-type="float" office:value="4" calcext:value-type="float">
            <text:p>4</text:p>
          </table:table-cell>
          <table:table-cell office:value-type="float" office:value="0.383063777518" calcext:value-type="float">
            <text:p>0.38306377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u Mare</text:p>
          </table:table-cell>
          <table:table-cell office:value-type="float" office:value="391840" calcext:value-type="float">
            <text:p>391840</text:p>
          </table:table-cell>
          <table:table-cell office:value-type="float" office:value="2" calcext:value-type="float">
            <text:p>2</text:p>
          </table:table-cell>
          <table:table-cell office:value-type="float" office:value="0.110526225311" calcext:value-type="float">
            <text:p>0.11052622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aj</text:p>
          </table:table-cell>
          <table:table-cell office:value-type="float" office:value="248431" calcext:value-type="float">
            <text:p>248431</text:p>
          </table:table-cell>
          <table:table-cell office:value-type="float" office:value="1" calcext:value-type="float">
            <text:p>1</text:p>
          </table:table-cell>
          <table:table-cell office:value-type="float" office:value="0.338097541548" calcext:value-type="float">
            <text:p>0.3380975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biu</text:p>
          </table:table-cell>
          <table:table-cell office:value-type="float" office:value="463598" calcext:value-type="float">
            <text:p>463598</text:p>
          </table:table-cell>
          <table:table-cell office:value-type="float" office:value="2" calcext:value-type="float">
            <text:p>2</text:p>
          </table:table-cell>
          <table:table-cell office:value-type="float" office:value="0.497028728567" calcext:value-type="float">
            <text:p>0.49702872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ceava</text:p>
          </table:table-cell>
          <table:table-cell office:value-type="float" office:value="741749" calcext:value-type="float">
            <text:p>741749</text:p>
          </table:table-cell>
          <table:table-cell office:value-type="float" office:value="3" calcext:value-type="float">
            <text:p>3</text:p>
          </table:table-cell>
          <table:table-cell office:value-type="float" office:value="0.995203953395" calcext:value-type="float">
            <text:p>0.9952039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eorman</text:p>
          </table:table-cell>
          <table:table-cell office:value-type="float" office:value="394499" calcext:value-type="float">
            <text:p>394499</text:p>
          </table:table-cell>
          <table:table-cell office:value-type="float" office:value="2" calcext:value-type="float">
            <text:p>2</text:p>
          </table:table-cell>
          <table:table-cell office:value-type="float" office:value="0.124848114942" calcext:value-type="float">
            <text:p>0.12484811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is</text:p>
          </table:table-cell>
          <table:table-cell office:value-type="float" office:value="740288" calcext:value-type="float">
            <text:p>740288</text:p>
          </table:table-cell>
          <table:table-cell office:value-type="float" office:value="3" calcext:value-type="float">
            <text:p>3</text:p>
          </table:table-cell>
          <table:table-cell office:value-type="float" office:value="0.987334724079" calcext:value-type="float">
            <text:p>0.98733472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lcea</text:p>
          </table:table-cell>
          <table:table-cell office:value-type="float" office:value="246309" calcext:value-type="float">
            <text:p>246309</text:p>
          </table:table-cell>
          <table:table-cell office:value-type="float" office:value="1" calcext:value-type="float">
            <text:p>1</text:p>
          </table:table-cell>
          <table:table-cell office:value-type="float" office:value="0.326668038051" calcext:value-type="float">
            <text:p>0.3266680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slui</text:p>
          </table:table-cell>
          <table:table-cell office:value-type="float" office:value="478179" calcext:value-type="float">
            <text:p>478179</text:p>
          </table:table-cell>
          <table:table-cell office:value-type="float" office:value="2" calcext:value-type="float">
            <text:p>2</text:p>
          </table:table-cell>
          <table:table-cell office:value-type="float" office:value="0.575564822103" calcext:value-type="float">
            <text:p>0.57556482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cea</text:p>
          </table:table-cell>
          <table:table-cell office:value-type="float" office:value="405431" calcext:value-type="float">
            <text:p>405431</text:p>
          </table:table-cell>
          <table:table-cell office:value-type="float" office:value="2" calcext:value-type="float">
            <text:p>2</text:p>
          </table:table-cell>
          <table:table-cell office:value-type="float" office:value="0.183729986867" calcext:value-type="float">
            <text:p>0.18372998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rancea</text:p>
          </table:table-cell>
          <table:table-cell office:value-type="float" office:value="392591" calcext:value-type="float">
            <text:p>392591</text:p>
          </table:table-cell>
          <table:table-cell office:value-type="float" office:value="2" calcext:value-type="float">
            <text:p>2</text:p>
          </table:table-cell>
          <table:table-cell office:value-type="float" office:value="0.114571256944" calcext:value-type="float">
            <text:p>0.11457125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curesti</text:p>
          </table:table-cell>
          <table:table-cell office:value-type="float" office:value="2103346" calcext:value-type="float">
            <text:p>2103346</text:p>
          </table:table-cell>
          <table:table-cell office:value-type="float" office:value="11" calcext:value-type="float">
            <text:p>11</text:p>
          </table:table-cell>
          <table:table-cell office:value-type="float" office:value="0.329029435236" calcext:value-type="float">
            <text:p>0.3290294352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arasi</text:p>
          </table:table-cell>
          <table:table-cell office:value-type="float" office:value="319381" calcext:value-type="float">
            <text:p>319381</text:p>
          </table:table-cell>
          <table:table-cell office:value-type="float" office:value="1" calcext:value-type="float">
            <text:p>1</text:p>
          </table:table-cell>
          <table:table-cell office:value-type="float" office:value="0.720248000117" calcext:value-type="float">
            <text:p>0.720248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urgiu</text:p>
          </table:table-cell>
          <table:table-cell office:value-type="float" office:value="277960" calcext:value-type="float">
            <text:p>277960</text:p>
          </table:table-cell>
          <table:table-cell office:value-type="float" office:value="1" calcext:value-type="float">
            <text:p>1</text:p>
          </table:table-cell>
          <table:table-cell office:value-type="float" office:value="0.497146461789" calcext:value-type="float">
            <text:p>0.49714646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00/00/0000</text:date>, <text:time style:data-style-name="N2" text:time-value="18:30:00.951482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1:17:45.186588607</meta:creation-date>
    <dc:date>2017-06-24T18:55:27.492584130</dc:date>
    <meta:editing-duration>PT34M1S</meta:editing-duration>
    <meta:editing-cycles>4</meta:editing-cycles>
    <meta:generator>LibreOffice/4.2.8.2$Linux_X86_64 LibreOffice_project/420m0$Build-2</meta:generator>
    <meta:document-statistic meta:table-count="1" meta:cell-count="244" meta:object-count="0"/>
  </office:meta>
</office:document-meta>
</file>